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62D95A27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master-page-name="">
      <style:paragraph-properties fo:margin-left="1.236cm" fo:margin-right="0cm" fo:text-align="justify" style:justify-single-word="false" fo:text-indent="0cm" style:auto-text-indent="false" style:page-number="auto"/>
      <style:text-properties fo:font-size="12pt" style:font-size-asian="12pt" style:font-size-complex="12pt"/>
    </style:style>
    <style:style style:name="P13" style:family="paragraph" style:parent-style-name="Standard">
      <style:paragraph-properties fo:margin-left="1.496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15" style:family="paragraph" style:parent-style-name="Standard" style:list-style-name="L1">
      <style:paragraph-properties fo:text-align="justify" style:justify-single-word="false"/>
      <style:text-properties fo:font-size="14pt" style:font-size-asian="14pt" style:font-size-complex="14pt"/>
    </style:style>
    <style:style style:name="P16" style:family="paragraph" style:parent-style-name="Standard" style:list-style-name="L2">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style:font-size-asian="12pt" style:font-size-complex="12pt"/>
    </style:style>
    <style:style style:name="P19" style:family="paragraph" style:parent-style-name="Standard" style:list-style-name="L4">
      <style:paragraph-properties fo:text-align="justify" style:justify-single-word="false"/>
      <style:text-properties fo:font-size="12pt" style:font-size-asian="12pt" style:font-size-complex="12pt"/>
    </style:style>
    <style:style style:name="P20" style:family="paragraph" style:parent-style-name="Standard" style:list-style-name="L5">
      <style:paragraph-properties fo:text-align="justify" style:justify-single-word="false"/>
      <style:text-properties fo:font-size="12pt" style:font-size-asian="12pt" style:font-size-complex="12pt"/>
    </style:style>
    <style:style style:name="P2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22" style:family="paragraph" style:parent-style-name="Standard" style:list-style-name="L1">
      <style:paragraph-properties fo:margin-left="1.27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イントロダクション</text:p>
      <text:p text:style-name="P6"/>
      <text:p text:style-name="P9">作成者：小坂田 （V担当）</text:p>
      <text:p text:style-name="P6"/>
      <text:list xml:id="list1244439635" text:style-name="L1">
        <text:list-item>
          <text:p text:style-name="P15">アプリケーションの目的</text:p>
        </text:list-item>
      </text:list>
      <text:p text:style-name="P12">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2056265357" text:style-name="L2">
        <text:list-item>
          <text:p text:style-name="P16">各研究室の情報を学生間の間でも共有できるようにする。</text:p>
        </text:list-item>
        <text:list-item>
          <text:p text:style-name="P16">教員側は、その研究室の生の評価を参照することができる。</text:p>
        </text:list-item>
      </text:list>
      <text:p text:style-name="P9"/>
      <text:list xml:id="list839981936" text:continue-list="list1244439635" text:style-name="L1">
        <text:list-item>
          <text:p text:style-name="P15">アプリケーションの範囲</text:p>
          <text:p text:style-name="P21">　本アプリケーションは「ラボナビ」呼び、研究室情報共有サービスを提供する。</text:p>
          <text:p text:style-name="P21">　情報共有サービスとは、 ユーザーからの口コミを収集し相互に情報を共有する場を提供するサービスである。次に挙げるような機能を持っている。</text:p>
          <text:p text:style-name="P22"/>
        </text:list-item>
      </text:list>
      <text:list xml:id="list1300081973" text:style-name="L3">
        <text:list-item>
          <text:p text:style-name="P17">ユーザーが情報を投稿できる。</text:p>
        </text:list-item>
        <text:list-item>
          <text:p text:style-name="P17">ユーザーがコメントを残すことができる。</text:p>
        </text:list-item>
        <text:list-item>
          <text:p text:style-name="P17">上記のコメントに対して自他ともにコメントすることができる。</text:p>
        </text:list-item>
        <text:list-item>
          <text:p text:style-name="P17">各ユーザーがメールボックスを所持している。</text:p>
        </text:list-item>
        <text:list-item>
          <text:p text:style-name="P17">上記のメールボックスにおいて様々な情報を送受信することができる。</text:p>
        </text:list-item>
        <text:list-item>
          <text:p text:style-name="P17">各トピックに対して評価・ランク付けすることができる。</text:p>
        </text:list-item>
        <text:list-item>
          <text:p text:style-name="P17">ユーザーのマイページを作成できる。</text:p>
        </text:list-item>
        <text:list-item>
          <text:p text:style-name="P17">ユーザーのフレンド登録をできる。</text:p>
        </text:list-item>
      </text:list>
      <text:p text:style-name="P9"/>
      <text:p text:style-name="P14">　本アプリケーションが提供するのはユーザーが情報をアップロードする機能、各トピックに対して評価・ランク付けすることができるようにする機能のみとする。</text:p>
      <text:p text:style-name="P13"/>
      <text:p text:style-name="P9"/>
      <text:list xml:id="list650893019" text:continue-list="list839981936" text:style-name="L1">
        <text:list-item>
          <text:p text:style-name="P15">アプリケーションの概要</text:p>
          <text:p text:style-name="P18">　本アプリケーションは、情報共有サービスを提供するものである。本アプリケーションのユーザーは次に挙げる機能を使用することができる。</text:p>
        </text:list-item>
      </text:list>
      <text:list xml:id="list934170031" text:style-name="L4">
        <text:list-header>
          <text:p text:style-name="P19"/>
        </text:list-header>
        <text:list-item>
          <text:p text:style-name="P19">学生が各研究室に対して評価を付ける事が出来る。</text:p>
        </text:list-item>
        <text:list-item>
          <text:p text:style-name="P19">研究室の評価ランキングを表示する事が出来る。</text:p>
        </text:list-item>
        <text:list-item>
          <text:p text:style-name="P19">教員が自身の研究室の情報を投稿する事が出来る。</text:p>
        </text:list-item>
        <text:list-item>
          <text:p text:style-name="P19">学生、教員が研究室情報を閲覧することが出来る。</text:p>
        </text:list-item>
      </text:list>
      <text:p text:style-name="P9"><text:soft-page-break/></text:p>
      <text:list xml:id="list909262560" text:continue-list="list650893019" text:style-name="L1">
        <text:list-item>
          <text:p text:style-name="P15">アプリケーションの条件</text:p>
          <text:p text:style-name="P23">　　本アプリケーションに課された条件は、以下のとおりである。</text:p>
          <text:p text:style-name="P18"/>
        </text:list-item>
      </text:list>
      <text:list xml:id="list1445325845" text:style-name="L5">
        <text:list-item>
          <text:p text:style-name="P20">プログラミング言語としてJavaScriptとJavaを使用すること。</text:p>
        </text:list-item>
        <text:list-item>
          <text:p text:style-name="P20">サーブレットコンテナとしてJettyを使用すること。</text:p>
        </text:list-item>
      </text:list>
      <text:p text:style-name="P6"/>
      <text:p text:style-name="P6"/>
      <text:p text:style-name="P6"/>
      <text:p text:style-name="P2"/>
      <text:p text:style-name="P8">ユースケース図とユースケース記述</text:p>
      <text:p text:style-name="P8"/>
      <text:p text:style-name="P10">作成者：・・・天満（SCM担当）</text:p>
      <text:p text:style-name="P2"><draw:frame draw:style-name="fr1" draw:name="グラフィックス1" text:anchor-type="paragraph" svg:width="14.288cm" svg:height="12.106cm" draw:z-index="0"><draw:image xlink:href="Pictures/10000000000002D000000262D95A27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26T13:59:19</meta:creation-date>
    <dc:date>2014-11-30T02:18:29</dc:date>
    <meta:editing-duration>PT02H21M15S</meta:editing-duration>
    <meta:editing-cycles>223</meta:editing-cycles>
    <meta:generator>OpenOffice.org/3.2$Unix OpenOffice.org_project/320m18$Build-9502</meta:generator>
    <meta:document-statistic meta:table-count="0" meta:image-count="1" meta:object-count="0" meta:page-count="4" meta:paragraph-count="38" meta:word-count="526" meta:character-count="1176"/>
  </office:meta>
</office:document-meta>
</file>